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ngruent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quared Differences</text:p>
          </table:table-cell>
          <table:table-cell table:style-name="ce7" office:value-type="string" calcext:value-type="string">
            <text:p>Variance</text:p>
          </table:table-cell>
          <table:table-cell table:style-name="ce6" office:value-type="string" calcext:value-type="string">
            <text:p>Standard Deviation</text:p>
          </table:table-cell>
          <table:table-cell table:style-name="ce8" table:number-columns-repeated="3"/>
          <table:table-cell table:style-name="ce9"/>
          <table:table-cell table:number-columns-repeated="3"/>
          <table:table-cell table:style-name="ce2" table:number-columns-repeated="2"/>
          <table:table-cell table:number-columns-repeated="3"/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float" office:value="12.079" calcext:value-type="float">
            <text:p>12.079</text:p>
          </table:table-cell>
          <table:table-cell table:style-name="ce2" table:formula="of:=AVERAGE([.A2:.A25])" office:value-type="string" office:string-value="14.051125" calcext:value-type="string">
            <text:p>14.051125</text:p>
          </table:table-cell>
          <table:table-cell table:style-name="ce2" table:formula="of:=([.A2]-14.051125)^2" office:value-type="float" office:value="3.889277015625" calcext:value-type="float">
            <text:p>3.8892770156</text:p>
          </table:table-cell>
          <table:table-cell table:style-name="ce2" table:formula="of:=SUM([.C2:.C25])/23" office:value-type="string" office:string-value="12.66902907" calcext:value-type="string">
            <text:p>12.66902907</text:p>
          </table:table-cell>
          <table:table-cell table:style-name="ce2" table:formula="of:=SQRT([.D2])" office:value-type="string" office:string-value="3.559357958" calcext:value-type="string">
            <text:p>3.559357958</text:p>
          </table:table-cell>
          <table:table-cell table:style-name="ce2" table:number-columns-repeated="3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6.791" calcext:value-type="float">
            <text:p>16.791</text:p>
          </table:table-cell>
          <table:table-cell table:style-name="ce2"/>
          <table:table-cell table:style-name="ce2" table:formula="of:=([.A3]-14.051125)^2" office:value-type="float" office:value="7.506915015625" calcext:value-type="float">
            <text:p>7.50691501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9.564" calcext:value-type="float">
            <text:p>9.564</text:p>
          </table:table-cell>
          <table:table-cell table:style-name="ce4" office:value-type="string" calcext:value-type="string">
            <text:p>Median</text:p>
          </table:table-cell>
          <table:table-cell table:style-name="ce2" table:formula="of:=([.A4]-14.051125)^2" office:value-type="float" office:value="20.134290765625" calcext:value-type="float">
            <text:p>20.13429076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8.63" calcext:value-type="float">
            <text:p>8.63</text:p>
          </table:table-cell>
          <table:table-cell table:style-name="ce2" table:formula="of:=MEDIAN([.A2:.A25])" office:value-type="string" office:string-value="14.3565" calcext:value-type="string">
            <text:p>14.3565</text:p>
          </table:table-cell>
          <table:table-cell table:style-name="ce2" table:formula="of:=([.A5]-14.051125)^2" office:value-type="float" office:value="29.388596265625" calcext:value-type="float">
            <text:p>29.38859626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4.669" calcext:value-type="float">
            <text:p>14.669</text:p>
          </table:table-cell>
          <table:table-cell table:style-name="ce2"/>
          <table:table-cell table:style-name="ce2" table:formula="of:=([.A6]-14.051125)^2" office:value-type="float" office:value="0.381769515625" calcext:value-type="float">
            <text:p>0.38176951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2.238" calcext:value-type="float">
            <text:p>12.238</text:p>
          </table:table-cell>
          <table:table-cell table:style-name="ce4" office:value-type="string" calcext:value-type="string">
            <text:p>Mode</text:p>
          </table:table-cell>
          <table:table-cell table:style-name="ce2" table:formula="of:=([.A7]-14.051125)^2" office:value-type="float" office:value="3.287422265625" calcext:value-type="float">
            <text:p>3.28742226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4.692" calcext:value-type="float">
            <text:p>14.692</text:p>
          </table:table-cell>
          <table:table-cell table:style-name="ce2" table:formula="of:=MODE([.A2:.A25])" office:value-type="string" office:string-value="#N/A" calcext:value-type="string">
            <text:p>#N/A</text:p>
          </table:table-cell>
          <table:table-cell table:style-name="ce2" table:formula="of:=([.A8]-14.051125)^2" office:value-type="float" office:value="0.410720765624999" calcext:value-type="float">
            <text:p>0.41072076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8.987" calcext:value-type="float">
            <text:p>8.987</text:p>
          </table:table-cell>
          <table:table-cell table:style-name="ce2"/>
          <table:table-cell table:style-name="ce2" table:formula="of:=([.A9]-14.051125)^2" office:value-type="float" office:value="25.645362015625" calcext:value-type="float">
            <text:p>25.64536201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9.401" calcext:value-type="float">
            <text:p>9.401</text:p>
          </table:table-cell>
          <table:table-cell table:style-name="ce2"/>
          <table:table-cell table:style-name="ce2" table:formula="of:=([.A10]-14.051125)^2" office:value-type="float" office:value="21.623662515625" calcext:value-type="float">
            <text:p>21.62366251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4.48" calcext:value-type="float">
            <text:p>14.48</text:p>
          </table:table-cell>
          <table:table-cell table:style-name="ce2"/>
          <table:table-cell table:style-name="ce2" table:formula="of:=([.A11]-14.051125)^2" office:value-type="float" office:value="0.183933765625" calcext:value-type="float">
            <text:p>0.18393376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22.328" calcext:value-type="float">
            <text:p>22.328</text:p>
          </table:table-cell>
          <table:table-cell table:style-name="ce2"/>
          <table:table-cell table:style-name="ce2" table:formula="of:=([.A12]-14.051125)^2" office:value-type="float" office:value="68.506659765625" calcext:value-type="float">
            <text:p>68.50665976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5.298" calcext:value-type="float">
            <text:p>15.298</text:p>
          </table:table-cell>
          <table:table-cell table:style-name="ce2"/>
          <table:table-cell table:style-name="ce2" table:formula="of:=([.A13]-14.051125)^2" office:value-type="float" office:value="1.554697265625" calcext:value-type="float">
            <text:p>1.55469726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 table:number-columns-repeated="3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5.073" calcext:value-type="float">
            <text:p>15.073</text:p>
          </table:table-cell>
          <table:table-cell table:style-name="ce2"/>
          <table:table-cell table:style-name="ce2" table:formula="of:=([.A14]-14.051125)^2" office:value-type="float" office:value="1.044228515625" calcext:value-type="float">
            <text:p>1.0442285156</text:p>
          </table:table-cell>
          <table:table-cell table:style-name="ce2" table:number-columns-repeated="5"/>
          <table:table-cell table:style-name="ce10"/>
          <table:table-cell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6.929" calcext:value-type="float">
            <text:p>16.929</text:p>
          </table:table-cell>
          <table:table-cell table:style-name="ce2"/>
          <table:table-cell table:style-name="ce2" table:formula="of:=([.A15]-14.051125)^2" office:value-type="float" office:value="8.28216451562499" calcext:value-type="float">
            <text:p>8.2821645156</text:p>
          </table:table-cell>
          <table:table-cell table:style-name="ce2" table:number-columns-repeated="5"/>
          <table:table-cell table:style-name="ce10"/>
          <table:table-cell/>
          <table:table-cell table:style-name="ce12" office:value-type="string" calcext:value-type="string" table:number-columns-spanned="3" table:number-rows-spanned="1">
            <text:p>Test Results</text:p>
          </table:table-cell>
          <table:covered-table-cell table:style-name="ce17"/>
          <table:covered-table-cell table:style-name="ce19"/>
          <table:table-cell table:style-name="ce2"/>
          <table:table-cell table:style-name="ce22" table:number-columns-repeated="3"/>
          <table:table-cell table:style-name="ce2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8.2" calcext:value-type="float">
            <text:p>18.2</text:p>
          </table:table-cell>
          <table:table-cell table:style-name="ce2"/>
          <table:table-cell table:style-name="ce2" table:formula="of:=([.A16]-14.051125)^2" office:value-type="float" office:value="17.213163765625" calcext:value-type="float">
            <text:p>17.2131637656</text:p>
          </table:table-cell>
          <table:table-cell table:style-name="ce2" table:number-columns-repeated="5"/>
          <table:table-cell table:style-name="ce10"/>
          <table:table-cell/>
          <table:table-cell table:style-name="ce13" office:value-type="string" calcext:value-type="string">
            <text:p>D (Mean Difference)</text:p>
          </table:table-cell>
          <table:table-cell table:style-name="ce4" office:value-type="string" calcext:value-type="string">
            <text:p>Mean of D</text:p>
          </table:table-cell>
          <table:table-cell table:style-name="ce20"/>
          <table:table-cell/>
          <table:table-cell table:style-name="ce4" table:number-columns-repeated="3"/>
          <table:table-cell table:number-columns-repeated="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2.13" calcext:value-type="float">
            <text:p>12.13</text:p>
          </table:table-cell>
          <table:table-cell table:style-name="ce2"/>
          <table:table-cell table:style-name="ce2" table:formula="of:=([.A17]-14.051125)^2" office:value-type="float" office:value="3.690721265625" calcext:value-type="float">
            <text:p>3.6907212656</text:p>
          </table:table-cell>
          <table:table-cell table:style-name="ce2" table:number-columns-repeated="5"/>
          <table:table-cell table:style-name="ce10"/>
          <table:table-cell/>
          <table:table-cell table:style-name="ce14" table:formula="of:=[.A2]-[.A32]" office:value-type="float" office:value="-7.199" calcext:value-type="float">
            <text:p>-7.199</text:p>
          </table:table-cell>
          <table:table-cell table:style-name="ce2" table:formula="of:=AVERAGE([.K17:.K40])" office:value-type="string" office:string-value="-7.964791667" calcext:value-type="string">
            <text:p>-7.964791667</text:p>
          </table:table-cell>
          <table:table-cell table:style-name="ce20"/>
          <table:table-cell/>
          <table:table-cell table:style-name="ce2" table:number-columns-repeated="3"/>
          <table:table-cell table:number-columns-repeated="3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8.495" calcext:value-type="float">
            <text:p>18.495</text:p>
          </table:table-cell>
          <table:table-cell table:style-name="ce2"/>
          <table:table-cell table:style-name="ce2" table:formula="of:=([.A18]-14.051125)^2" office:value-type="float" office:value="19.748025015625" calcext:value-type="float">
            <text:p>19.7480250156</text:p>
          </table:table-cell>
          <table:table-cell table:style-name="ce2" table:number-columns-repeated="5"/>
          <table:table-cell table:style-name="ce10"/>
          <table:table-cell/>
          <table:table-cell table:style-name="ce14" table:formula="of:=[.A3]-[.A33]" office:value-type="float" office:value="-1.95" calcext:value-type="float">
            <text:p>-1.95</text:p>
          </table:table-cell>
          <table:table-cell table:style-name="ce2"/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0.639" calcext:value-type="float">
            <text:p>10.639</text:p>
          </table:table-cell>
          <table:table-cell table:style-name="ce2"/>
          <table:table-cell table:style-name="ce2" table:formula="of:=([.A19]-14.051125)^2" office:value-type="float" office:value="11.642597015625" calcext:value-type="float">
            <text:p>11.6425970156</text:p>
          </table:table-cell>
          <table:table-cell table:style-name="ce2" table:number-columns-repeated="5"/>
          <table:table-cell table:style-name="ce10"/>
          <table:table-cell/>
          <table:table-cell table:style-name="ce14" table:formula="of:=[.A4]-[.A34]" office:value-type="float" office:value="-11.65" calcext:value-type="float">
            <text:p>-11.65</text:p>
          </table:table-cell>
          <table:table-cell table:style-name="ce4" office:value-type="string" calcext:value-type="string">
            <text:p>Standard Deviation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4" table:number-columns-repeated="6"/>
          <table:table-cell table:number-columns-repeated="998"/>
        </table:table-row>
        <table:table-row table:style-name="ro1">
          <table:table-cell table:style-name="ce2" office:value-type="float" office:value="11.344" calcext:value-type="float">
            <text:p>11.344</text:p>
          </table:table-cell>
          <table:table-cell table:style-name="ce2"/>
          <table:table-cell table:style-name="ce2" table:formula="of:=([.A20]-14.051125)^2" office:value-type="float" office:value="7.32852576562501" calcext:value-type="float">
            <text:p>7.3285257656</text:p>
          </table:table-cell>
          <table:table-cell table:style-name="ce2" table:number-columns-repeated="5"/>
          <table:table-cell table:style-name="ce10"/>
          <table:table-cell/>
          <table:table-cell table:style-name="ce14" table:formula="of:=[.A5]-[.A35]" office:value-type="float" office:value="-7.057" calcext:value-type="float">
            <text:p>-7.057</text:p>
          </table:table-cell>
          <table:table-cell table:style-name="ce2" table:formula="of:=STDEV([.K17:.K40])" office:value-type="string" office:string-value="4.86482691" calcext:value-type="string">
            <text:p>4.86482691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2.369" calcext:value-type="float">
            <text:p>12.369</text:p>
          </table:table-cell>
          <table:table-cell table:style-name="ce2"/>
          <table:table-cell table:style-name="ce2" table:formula="of:=([.A21]-14.051125)^2" office:value-type="float" office:value="2.829544515625" calcext:value-type="float">
            <text:p>2.8295445156</text:p>
          </table:table-cell>
          <table:table-cell table:style-name="ce2" table:number-columns-repeated="5"/>
          <table:table-cell table:style-name="ce10"/>
          <table:table-cell/>
          <table:table-cell table:style-name="ce14" table:formula="of:=[.A6]-[.A36]" office:value-type="float" office:value="-8.134" calcext:value-type="float">
            <text:p>-8.134</text:p>
          </table:table-cell>
          <table:table-cell table:style-name="ce2"/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2.944" calcext:value-type="float">
            <text:p>12.944</text:p>
          </table:table-cell>
          <table:table-cell table:style-name="ce2"/>
          <table:table-cell table:style-name="ce2" table:formula="of:=([.A22]-14.051125)^2" office:value-type="float" office:value="1.225725765625" calcext:value-type="float">
            <text:p>1.2257257656</text:p>
          </table:table-cell>
          <table:table-cell table:style-name="ce2" table:number-columns-repeated="5"/>
          <table:table-cell table:style-name="ce10"/>
          <table:table-cell/>
          <table:table-cell table:style-name="ce14" table:formula="of:=[.A7]-[.A37]" office:value-type="float" office:value="-8.64" calcext:value-type="float">
            <text:p>-8.64</text:p>
          </table:table-cell>
          <table:table-cell table:style-name="ce4" office:value-type="string" calcext:value-type="string">
            <text:p>SEM</text:p>
          </table:table-cell>
          <table:table-cell table:style-name="ce2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4.233" calcext:value-type="float">
            <text:p>14.233</text:p>
          </table:table-cell>
          <table:table-cell table:style-name="ce2"/>
          <table:table-cell table:style-name="ce2" table:formula="of:=([.A23]-14.051125)^2" office:value-type="float" office:value="0.0330785156249999" calcext:value-type="float">
            <text:p>0.0330785156</text:p>
          </table:table-cell>
          <table:table-cell table:style-name="ce2" table:number-columns-repeated="5"/>
          <table:table-cell table:style-name="ce10"/>
          <table:table-cell/>
          <table:table-cell table:style-name="ce14" table:formula="of:=[.A8]-[.A38]" office:value-type="float" office:value="-9.88" calcext:value-type="float">
            <text:p>-9.88</text:p>
          </table:table-cell>
          <table:table-cell table:formula="of:=[.L20]/SQRT(24)" office:value-type="string" office:string-value="0.9930286348" calcext:value-type="string">
            <text:p>0.9930286348</text:p>
          </table:table-cell>
          <table:table-cell table:style-name="ce2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9.71" calcext:value-type="float">
            <text:p>19.71</text:p>
          </table:table-cell>
          <table:table-cell table:style-name="ce2"/>
          <table:table-cell table:style-name="ce2" table:formula="of:=([.A24]-14.051125)^2" office:value-type="float" office:value="32.022866265625" calcext:value-type="float">
            <text:p>32.0228662656</text:p>
          </table:table-cell>
          <table:table-cell table:style-name="ce2" table:number-columns-repeated="5"/>
          <table:table-cell table:style-name="ce10"/>
          <table:table-cell/>
          <table:table-cell table:style-name="ce14" table:formula="of:=[.A9]-[.A39]" office:value-type="float" office:value="-8.407" calcext:value-type="float">
            <text:p>-8.407</text:p>
          </table:table-cell>
          <table:table-cell/>
          <table:table-cell table:style-name="ce2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float" office:value="16.004" calcext:value-type="float">
            <text:p>16.004</text:p>
          </table:table-cell>
          <table:table-cell table:style-name="ce3"/>
          <table:table-cell table:style-name="ce3" table:formula="of:=([.A25]-14.051125)^2" office:value-type="float" office:value="3.813720765625" calcext:value-type="float">
            <text:p>3.8137207656</text:p>
          </table:table-cell>
          <table:table-cell table:style-name="ce3" table:number-columns-repeated="5"/>
          <table:table-cell table:style-name="ce11"/>
          <table:table-cell table:style-name="ce2"/>
          <table:table-cell table:style-name="ce14" table:formula="of:=[.A10]-[.A40]" office:value-type="float" office:value="-11.361" calcext:value-type="float">
            <text:p>-11.361</text:p>
          </table:table-cell>
          <table:table-cell table:style-name="ce4" office:value-type="string" calcext:value-type="string">
            <text:p>T-statistic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4" table:formula="of:=[.A11]-[.A41]" office:value-type="float" office:value="-11.802" calcext:value-type="float">
            <text:p>-11.802</text:p>
          </table:table-cell>
          <table:table-cell table:style-name="ce2" table:formula="of:=[.L17]/[.L23]" office:value-type="string" office:string-value="-8.020706944" calcext:value-type="string">
            <text:p>-8.020706944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4" table:formula="of:=[.A12]-[.A42]" office:value-type="float" office:value="-2.196" calcext:value-type="float">
            <text:p>-2.196</text:p>
          </table:table-cell>
          <table:table-cell table:style-name="ce2"/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4" table:formula="of:=[.A13]-[.A43]" office:value-type="float" office:value="-3.346" calcext:value-type="float">
            <text:p>-3.346</text:p>
          </table:table-cell>
          <table:table-cell table:style-name="ce4" office:value-type="string" calcext:value-type="string">
            <text:p>T-Critical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4" table:formula="of:=[.A14]-[.A44]" office:value-type="float" office:value="-2.437" calcext:value-type="float">
            <text:p>-2.437</text:p>
          </table:table-cell>
          <table:table-cell table:style-name="ce2" office:value-type="float" office:value="-1.714" calcext:value-type="float">
            <text:p>-1.714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14" table:formula="of:=[.A15]-[.A45]" office:value-type="float" office:value="-3.401" calcext:value-type="float">
            <text:p>-3.401</text:p>
          </table:table-cell>
          <table:table-cell table:style-name="ce2"/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Incongruent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quared Differences</text:p>
          </table:table-cell>
          <table:table-cell table:style-name="ce7" office:value-type="string" calcext:value-type="string">
            <text:p>Variance</text:p>
          </table:table-cell>
          <table:table-cell table:style-name="ce6" office:value-type="string" calcext:value-type="string">
            <text:p>Standard Deviation</text:p>
          </table:table-cell>
          <table:table-cell table:style-name="ce8" table:number-columns-repeated="3"/>
          <table:table-cell table:style-name="ce9"/>
          <table:table-cell table:style-name="ce2"/>
          <table:table-cell table:style-name="ce14" table:formula="of:=[.A16]-[.A46]" office:value-type="float" office:value="-17.055" calcext:value-type="float">
            <text:p>-17.055</text:p>
          </table:table-cell>
          <table:table-cell table:style-name="ce4" office:value-type="string" calcext:value-type="string">
            <text:p>Margin of Error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9.278" calcext:value-type="float">
            <text:p>19.278</text:p>
          </table:table-cell>
          <table:table-cell table:style-name="ce2" table:formula="of:=AVERAGE([.A32:.A55])" office:value-type="string" office:string-value="22.01591667" calcext:value-type="string">
            <text:p>22.01591667</text:p>
          </table:table-cell>
          <table:table-cell table:style-name="ce2" table:formula="of:=([.A32]-22.01591667)^2" office:value-type="float" office:value="7.49618769186389" calcext:value-type="float">
            <text:p>7.4961876919</text:p>
          </table:table-cell>
          <table:table-cell table:style-name="ce2" table:formula="of:=SUM([.C32:.C55])/23" office:value-type="string" office:string-value="23.01175704" calcext:value-type="string">
            <text:p>23.01175704</text:p>
          </table:table-cell>
          <table:table-cell table:style-name="ce2" table:formula="of:=SQRT([.D32])" office:value-type="string" office:string-value="4.797057122" calcext:value-type="string">
            <text:p>4.797057122</text:p>
          </table:table-cell>
          <table:table-cell table:style-name="ce2" table:number-columns-repeated="3"/>
          <table:table-cell table:style-name="ce10"/>
          <table:table-cell table:style-name="ce2"/>
          <table:table-cell table:style-name="ce14" table:formula="of:=[.A17]-[.A47]" office:value-type="float" office:value="-10.028" calcext:value-type="float">
            <text:p>-10.028</text:p>
          </table:table-cell>
          <table:table-cell table:style-name="ce2" table:formula="of:=[.L29]*[.L23]" office:value-type="string" office:string-value="-1.70205108" calcext:value-type="string">
            <text:p>-1.70205108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8.741" calcext:value-type="float">
            <text:p>18.741</text:p>
          </table:table-cell>
          <table:table-cell table:style-name="ce2"/>
          <table:table-cell table:style-name="ce2" table:formula="of:=([.A33]-22.01591667)^2" office:value-type="float" office:value="10.7250791954439" calcext:value-type="float">
            <text:p>10.7250791954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4" table:formula="of:=[.A18]-[.A48]" office:value-type="float" office:value="-6.644" calcext:value-type="float">
            <text:p>-6.644</text:p>
          </table:table-cell>
          <table:table-cell table:style-name="ce2"/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21.214" calcext:value-type="float">
            <text:p>21.214</text:p>
          </table:table-cell>
          <table:table-cell table:style-name="ce4" office:value-type="string" calcext:value-type="string">
            <text:p>Median</text:p>
          </table:table-cell>
          <table:table-cell table:style-name="ce2" table:formula="of:=([.A34]-22.01591667)^2" office:value-type="float" office:value="0.64307034562389" calcext:value-type="float">
            <text:p>0.6430703456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4" table:formula="of:=[.A19]-[.A49]" office:value-type="float" office:value="-9.79" calcext:value-type="float">
            <text:p>-9.79</text:p>
          </table:table-cell>
          <table:table-cell table:style-name="ce18" office:value-type="string" calcext:value-type="string" table:number-columns-spanned="2" table:number-rows-spanned="1">
            <text:p>Critical Interval</text:p>
          </table:table-cell>
          <table:covered-table-cell table:style-name="ce2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5.687" calcext:value-type="float">
            <text:p>15.687</text:p>
          </table:table-cell>
          <table:table-cell table:style-name="ce2" table:formula="of:=MEDIAN([.A32:.A55])" office:value-type="string" office:string-value="21.0175" calcext:value-type="string">
            <text:p>21.0175</text:p>
          </table:table-cell>
          <table:table-cell table:style-name="ce2" table:formula="of:=([.A35]-22.01591667)^2" office:value-type="float" office:value="40.0551862158039" calcext:value-type="float">
            <text:p>40.0551862158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4" table:formula="of:=[.A20]-[.A50]" office:value-type="float" office:value="-6.081" calcext:value-type="float">
            <text:p>-6.081</text:p>
          </table:table-cell>
          <table:table-cell table:style-name="ce2" table:formula="of:=[.L17]+[.L32]" office:value-type="string" office:string-value="-9.666842747" calcext:value-type="string">
            <text:p>-9.666842747</text:p>
          </table:table-cell>
          <table:table-cell table:style-name="ce10" table:formula="of:=[.L17]-[.L32]" office:value-type="string" office:string-value="-6.262740587" calcext:value-type="string">
            <text:p>-6.262740587</text:p>
          </table:table-cell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22.803" calcext:value-type="float">
            <text:p>22.803</text:p>
          </table:table-cell>
          <table:table-cell table:style-name="ce2"/>
          <table:table-cell table:style-name="ce2" table:formula="of:=([.A36]-22.01591667)^2" office:value-type="float" office:value="0.619500168363891" calcext:value-type="float">
            <text:p>0.6195001684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4" table:formula="of:=[.A21]-[.A51]" office:value-type="float" office:value="-21.919" calcext:value-type="float">
            <text:p>-21.919</text:p>
          </table:table-cell>
          <table:table-cell/>
          <table:table-cell table:style-name="ce2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20.878" calcext:value-type="float">
            <text:p>20.878</text:p>
          </table:table-cell>
          <table:table-cell table:style-name="ce4" office:value-type="string" calcext:value-type="string">
            <text:p>Mode</text:p>
          </table:table-cell>
          <table:table-cell table:style-name="ce2" table:formula="of:=([.A37]-22.01591667)^2" office:value-type="float" office:value="1.29485434786389" calcext:value-type="float">
            <text:p>1.2948543479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4" table:formula="of:=[.A22]-[.A52]" office:value-type="float" office:value="-10.95" calcext:value-type="float">
            <text:p>-10.95</text:p>
          </table:table-cell>
          <table:table-cell table:style-name="ce4" office:value-type="string" calcext:value-type="string">
            <text:p>Cohen's D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24.572" calcext:value-type="float">
            <text:p>24.572</text:p>
          </table:table-cell>
          <table:table-cell table:style-name="ce2" table:formula="of:=MODE([.A32:.A55])" office:value-type="string" office:string-value="#N/A" calcext:value-type="string">
            <text:p>#N/A</text:p>
          </table:table-cell>
          <table:table-cell table:style-name="ce2" table:formula="of:=([.A38]-22.01591667)^2" office:value-type="float" office:value="6.53356198990389" calcext:value-type="float">
            <text:p>6.5335619899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4" table:formula="of:=[.A23]-[.A53]" office:value-type="float" office:value="-3.727" calcext:value-type="float">
            <text:p>-3.727</text:p>
          </table:table-cell>
          <table:table-cell table:style-name="ce2" table:formula="of:=[.L17]/[.L20]" office:value-type="string" office:string-value="-1.637219949" calcext:value-type="string">
            <text:p>-1.637219949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7.394" calcext:value-type="float">
            <text:p>17.394</text:p>
          </table:table-cell>
          <table:table-cell table:style-name="ce2"/>
          <table:table-cell table:style-name="ce2" table:formula="of:=([.A39]-22.01591667)^2" office:value-type="float" office:value="21.3621137044239" calcext:value-type="float">
            <text:p>21.3621137044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4" table:formula="of:=[.A24]-[.A54]" office:value-type="float" office:value="-2.348" calcext:value-type="float">
            <text:p>-2.348</text:p>
          </table:table-cell>
          <table:table-cell table:style-name="ce2"/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20.762" calcext:value-type="float">
            <text:p>20.762</text:p>
          </table:table-cell>
          <table:table-cell table:style-name="ce2"/>
          <table:table-cell table:style-name="ce2" table:formula="of:=([.A40]-22.01591667)^2" office:value-type="float" office:value="1.57230701530389" calcext:value-type="float">
            <text:p>1.5723070153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4" table:formula="of:=[.A25]-[.A55]" office:value-type="float" office:value="-5.153" calcext:value-type="float">
            <text:p>-5.153</text:p>
          </table:table-cell>
          <table:table-cell table:style-name="ce4" office:value-type="string" calcext:value-type="string">
            <text:p>r^2</text:p>
          </table:table-cell>
          <table:table-cell table:style-name="ce10"/>
          <table:table-cell table:style-name="ce2" table:number-columns-repeated="5"/>
          <table:table-cell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26.282" calcext:value-type="float">
            <text:p>26.282</text:p>
          </table:table-cell>
          <table:table-cell table:style-name="ce2"/>
          <table:table-cell table:style-name="ce2" table:formula="of:=([.A41]-22.01591667)^2" office:value-type="float" office:value="18.1994669785039" calcext:value-type="float">
            <text:p>18.1994669785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5"/>
          <table:table-cell table:style-name="ce2" table:formula="of:=[.L26]^2/([.L26]^2+23)" office:value-type="string" office:string-value="0.7366364161" calcext:value-type="string">
            <text:p>0.7366364161</text:p>
          </table:table-cell>
          <table:table-cell table:style-name="ce10"/>
          <table:table-cell table:number-columns-repeated="7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24.524" calcext:value-type="float">
            <text:p>24.524</text:p>
          </table:table-cell>
          <table:table-cell table:style-name="ce2"/>
          <table:table-cell table:style-name="ce2" table:formula="of:=([.A42]-22.01591667)^2" office:value-type="float" office:value="6.2904819902239" calcext:value-type="float">
            <text:p>6.2904819902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5"/>
          <table:table-cell table:style-name="ce2"/>
          <table:table-cell table:style-name="ce10"/>
          <table:table-cell table:number-columns-repeated="7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8.644" calcext:value-type="float">
            <text:p>18.644</text:p>
          </table:table-cell>
          <table:table-cell table:style-name="ce2"/>
          <table:table-cell table:style-name="ce2" table:formula="of:=([.A43]-22.01591667)^2" office:value-type="float" office:value="11.3698220294239" calcext:value-type="float">
            <text:p>11.3698220294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5"/>
          <table:table-cell table:style-name="ce4" office:value-type="string" calcext:value-type="string">
            <text:p>P=value</text:p>
          </table:table-cell>
          <table:table-cell table:style-name="ce20"/>
          <table:table-cell table:number-columns-repeated="7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float" office:value="17.51" calcext:value-type="float">
            <text:p>17.51</text:p>
          </table:table-cell>
          <table:table-cell table:style-name="ce2"/>
          <table:table-cell table:style-name="ce2" table:formula="of:=([.A44]-22.01591667)^2" office:value-type="float" office:value="20.3032850369839" calcext:value-type="float">
            <text:p>20.303285037</text:p>
          </table:table-cell>
          <table:table-cell table:style-name="ce2" table:number-columns-repeated="5"/>
          <table:table-cell table:style-name="ce10"/>
          <table:table-cell table:style-name="ce2"/>
          <table:table-cell table:style-name="ce16"/>
          <table:table-cell table:style-name="ce3" office:value-type="float" office:value="0.00005" calcext:value-type="float">
            <text:p>0.00005</text:p>
          </table:table-cell>
          <table:table-cell table:style-name="ce21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float" office:value="20.33" calcext:value-type="float">
            <text:p>20.33</text:p>
          </table:table-cell>
          <table:table-cell table:style-name="ce2"/>
          <table:table-cell table:style-name="ce2" table:formula="of:=([.A45]-22.01591667)^2" office:value-type="float" office:value="2.84231501818389" calcext:value-type="float">
            <text:p>2.8423150182</text:p>
          </table:table-cell>
          <table:table-cell table:style-name="ce2" table:number-columns-repeated="5"/>
          <table:table-cell table:style-name="ce10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float" office:value="35.255" calcext:value-type="float">
            <text:p>35.255</text:p>
          </table:table-cell>
          <table:table-cell table:style-name="ce2"/>
          <table:table-cell table:style-name="ce2" table:formula="of:=([.A46]-22.01591667)^2" office:value-type="float" office:value="175.273327418684" calcext:value-type="float">
            <text:p>175.2733274187</text:p>
          </table:table-cell>
          <table:table-cell table:style-name="ce2" table:number-columns-repeated="5"/>
          <table:table-cell table:style-name="ce10"/>
          <table:table-cell table:style-name="ce2" table:number-columns-repeated="2"/>
          <table:table-cell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office:value-type="float" office:value="22.158" calcext:value-type="float">
            <text:p>22.158</text:p>
          </table:table-cell>
          <table:table-cell table:style-name="ce2"/>
          <table:table-cell table:style-name="ce2" table:formula="of:=([.A47]-22.01591667)^2" office:value-type="float" office:value="0.0201876726638895" calcext:value-type="float">
            <text:p>0.0201876727</text:p>
          </table:table-cell>
          <table:table-cell table:style-name="ce2" table:number-columns-repeated="5"/>
          <table:table-cell table:style-name="ce10"/>
          <table:table-cell table:style-name="ce2" table:number-columns-repeated="2"/>
          <table:table-cell table:number-columns-repeated="2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float" office:value="25.139" calcext:value-type="float">
            <text:p>25.139</text:p>
          </table:table-cell>
          <table:table-cell table:style-name="ce2"/>
          <table:table-cell table:style-name="ce2" table:formula="of:=([.A48]-22.01591667)^2" office:value-type="float" office:value="9.75364948612389" calcext:value-type="float">
            <text:p>9.7536494861</text:p>
          </table:table-cell>
          <table:table-cell table:style-name="ce2" table:number-columns-repeated="5"/>
          <table:table-cell table:style-name="ce10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float" office:value="20.429" calcext:value-type="float">
            <text:p>20.429</text:p>
          </table:table-cell>
          <table:table-cell table:style-name="ce2"/>
          <table:table-cell table:style-name="ce2" table:formula="of:=([.A49]-22.01591667)^2" office:value-type="float" office:value="2.51830451752389" calcext:value-type="float">
            <text:p>2.5183045175</text:p>
          </table:table-cell>
          <table:table-cell table:style-name="ce2" table:number-columns-repeated="5"/>
          <table:table-cell table:style-name="ce10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float" office:value="17.425" calcext:value-type="float">
            <text:p>17.425</text:p>
          </table:table-cell>
          <table:table-cell table:style-name="ce2"/>
          <table:table-cell table:style-name="ce2" table:formula="of:=([.A50]-22.01591667)^2" office:value-type="float" office:value="21.0765158708839" calcext:value-type="float">
            <text:p>21.0765158709</text:p>
          </table:table-cell>
          <table:table-cell table:style-name="ce2" table:number-columns-repeated="5"/>
          <table:table-cell table:style-name="ce10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float" office:value="34.288" calcext:value-type="float">
            <text:p>34.288</text:p>
          </table:table-cell>
          <table:table-cell table:style-name="ce2"/>
          <table:table-cell table:style-name="ce2" table:formula="of:=([.A51]-22.01591667)^2" office:value-type="float" office:value="150.604029258464" calcext:value-type="float">
            <text:p>150.6040292585</text:p>
          </table:table-cell>
          <table:table-cell table:style-name="ce2" table:number-columns-repeated="5"/>
          <table:table-cell table:style-name="ce10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float" office:value="23.894" calcext:value-type="float">
            <text:p>23.894</text:p>
          </table:table-cell>
          <table:table-cell table:style-name="ce2"/>
          <table:table-cell table:style-name="ce2" table:formula="of:=([.A52]-22.01591667)^2" office:value-type="float" office:value="3.52719699442389" calcext:value-type="float">
            <text:p>3.5271969944</text:p>
          </table:table-cell>
          <table:table-cell table:style-name="ce2" table:number-columns-repeated="5"/>
          <table:table-cell table:style-name="ce10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float" office:value="17.96" calcext:value-type="float">
            <text:p>17.96</text:p>
          </table:table-cell>
          <table:table-cell table:style-name="ce2"/>
          <table:table-cell table:style-name="ce2" table:formula="of:=([.A53]-22.01591667)^2" office:value-type="float" office:value="16.4504600339839" calcext:value-type="float">
            <text:p>16.450460034</text:p>
          </table:table-cell>
          <table:table-cell table:style-name="ce2" table:number-columns-repeated="5"/>
          <table:table-cell table:style-name="ce10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float" office:value="22.058" calcext:value-type="float">
            <text:p>22.058</text:p>
          </table:table-cell>
          <table:table-cell table:style-name="ce2"/>
          <table:table-cell table:style-name="ce2" table:formula="of:=([.A54]-22.01591667)^2" office:value-type="float" office:value="0.00177100666388894" calcext:value-type="float">
            <text:p>0.0017710067</text:p>
          </table:table-cell>
          <table:table-cell table:style-name="ce2" table:number-columns-repeated="5"/>
          <table:table-cell table:style-name="ce10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" office:value-type="float" office:value="21.157" calcext:value-type="float">
            <text:p>21.157</text:p>
          </table:table-cell>
          <table:table-cell table:style-name="ce3"/>
          <table:table-cell table:style-name="ce3" table:formula="of:=([.A55]-22.01591667)^2" office:value-type="float" office:value="0.737737846003888" calcext:value-type="float">
            <text:p>0.737737846</text:p>
          </table:table-cell>
          <table:table-cell table:style-name="ce3" table:number-columns-repeated="5"/>
          <table:table-cell table:style-name="ce1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931">
          <table:table-cell table:style-name="ce5"/>
          <table:table-cell table:number-columns-repeated="1023"/>
        </table:table-row>
        <table:table-row table:style-name="ro1" table:number-rows-repeated="35">
          <table:table-cell table:style-name="ce5"/>
          <table:table-cell/>
          <table:table-cell table:style-name="ce5"/>
          <table:table-cell table:number-columns-repeated="1021"/>
        </table:table-row>
        <table:table-row table:style-name="ro1" table:number-rows-repeated="61">
          <table:table-cell table:style-name="ce5"/>
          <table:table-cell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 table:number-rows-repeated="34">
          <table:table-cell table:style-name="ce5" table:number-columns-repeated="4"/>
          <table:table-cell table:number-columns-repeated="1020"/>
        </table:table-row>
        <table:table-row table:style-name="ro2" table:number-rows-repeated="10474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7" meta:object-count="0"/>
    <meta:generator>LibreOfficeDev/5.1.0.3$Linux_X86_64 LibreOffice_project/</meta:generator>
  </office:meta>
</office:document-meta>
</file>